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f3b8" officeooo:paragraph-rsid="000ff3b8"/>
    </style:style>
    <style:style style:name="P2" style:family="paragraph" style:parent-style-name="Standard" style:list-style-name="L1">
      <style:text-properties officeooo:rsid="00111ae1" officeooo:paragraph-rsid="00111ae1"/>
    </style:style>
    <style:style style:name="P3" style:family="paragraph" style:parent-style-name="Standard" style:list-style-name="L1">
      <style:text-properties officeooo:rsid="00124d62" officeooo:paragraph-rsid="00124d62"/>
    </style:style>
    <style:style style:name="P4" style:family="paragraph" style:parent-style-name="Standard" style:list-style-name="L1">
      <style:text-properties officeooo:rsid="0014454a" officeooo:paragraph-rsid="0014454a"/>
    </style:style>
    <style:style style:name="P5" style:family="paragraph" style:parent-style-name="Standard" style:list-style-name="L1">
      <style:text-properties officeooo:rsid="00155e5f" officeooo:paragraph-rsid="00155e5f"/>
    </style:style>
    <style:style style:name="T1" style:family="text">
      <style:text-properties officeooo:rsid="00111ae1"/>
    </style:style>
    <style:style style:name="T2" style:family="text">
      <style:text-properties officeooo:rsid="00155e5f"/>
    </style:style>
    <style:style style:name="T3" style:family="text">
      <style:text-properties officeooo:rsid="001752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91413173160460061" text:style-name="L1">
        <text:list-header>
          <text:p text:style-name="P1">Pokemon</text:p>
        </text:list-header>
        <text:list-item>
          <text:p text:style-name="P1">GB</text:p>
        </text:list-item>
        <text:list-item>
          <text:p text:style-name="P1">Role-play-game</text:p>
        </text:list-item>
        <text:list-item>
          <text:p text:style-name="P1">eigener Charakter mit <text:span text:style-name="T3">verschieden </text:span>Pokemon</text:p>
        </text:list-item>
        <text:list-item>
          <text:p text:style-name="P1">trainieren <text:span text:style-name="T3">(gegen andere kämpfen)</text:span> →<text:span text:style-name="T1"> EP → stärker, entwickeln</text:span></text:p>
        </text:list-item>
        <text:list-item>
          <text:p text:style-name="P1"><text:span text:style-name="T3">man kann eine große </text:span>Welt erkunden <text:span text:style-name="T3">(Städten, Wäldern, Meeren, ...)</text:span></text:p>
        </text:list-item>
        <text:list-item>
          <text:p text:style-name="P2">Intera<text:span text:style-name="T3">k</text:span>tion mit anderen Spielern (kämpfen, tauschen)</text:p>
        </text:list-item>
        <text:list-item>
          <text:p text:style-name="P2">Ziel: Pokemonliga zu besiegen</text:p>
        </text:list-item>
        <text:list-item>
          <text:p text:style-name="P3">Interessant, weil</text:p>
          <text:list>
            <text:list-item>
              <text:p text:style-name="P3">ständig besser wird, <text:span text:style-name="T3">Fortschritt</text:span></text:p>
            </text:list-item>
            <text:list-item>
              <text:p text:style-name="P3">neue Sachen und neue Pokemon entdeck<text:span text:style-name="T3">en</text:span></text:p>
            </text:list-item>
            <text:list-item>
              <text:p text:style-name="P3"><text:span text:style-name="T2">eigene </text:span>Strategien entwickelt <text:span text:style-name="T3">(Team zusammenstellen, Items verwenden)</text:span></text:p>
            </text:list-item>
            <text:list-item>
              <text:p text:style-name="P4">interessantes Kampf-System <text:span text:style-name="T2">(Attacken auswählen, abhängig von Element effektiv/nicht)</text:span></text:p>
            </text:list-item>
            <text:list-item>
              <text:p text:style-name="P4">neue Editionen → mehr Erweiterungen</text:p>
            </text:list-item>
            <text:list-item>
              <text:p text:style-name="P5">Langzeitspaß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11:46.869847516</meta:creation-date>
    <dc:date>2016-10-23T11:21:22.949455908</dc:date>
    <meta:editing-duration>PT18H8M5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85" meta:character-count="571" meta:non-whitespace-character-count="516"/>
  </office:meta>
</office:document-meta>
</file>